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5.119cm"/>
    </style:style>
    <style:style style:name="co5" style:family="table-column">
      <style:table-column-properties fo:break-before="auto" style:column-width="6.699cm"/>
    </style:style>
    <style:style style:name="co6" style:family="table-column">
      <style:table-column-properties fo:break-before="auto" style:column-width="6.045cm"/>
    </style:style>
    <style:style style:name="co7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3" office:value-type="string" calcext:value-type="string">
            <text:p>M1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Old_SNR</text:p>
          </table:table-cell>
          <table:table-cell table:style-name="ce3" office:value-type="string" calcext:value-type="string">
            <text:p>New_SNR</text:p>
          </table:table-cell>
          <table:table-cell table:style-name="ce3" office:value-type="string" calcext:value-type="string">
            <text:p>Chi-Sq.</text:p>
          </table:table-cell>
          <table:table-cell table:number-columns-repeated="1018"/>
        </table:table-row>
        <table:table-row table:style-name="ro1">
          <table:table-cell office:value-type="float" office:value="30.353882553083" calcext:value-type="float">
            <text:p>30.353882553083</text:p>
          </table:table-cell>
          <table:table-cell office:value-type="float" office:value="39.0656838394193" calcext:value-type="float">
            <text:p>39.0656838394193</text:p>
          </table:table-cell>
          <table:table-cell office:value-type="float" office:value="251.00048828125" calcext:value-type="float">
            <text:p>251.00048828125</text:p>
          </table:table-cell>
          <table:table-cell office:value-type="float" office:value="8.58635039718538" calcext:value-type="float">
            <text:p>8.58635039718538</text:p>
          </table:table-cell>
          <table:table-cell office:value-type="float" office:value="8.56523558562616" calcext:value-type="float">
            <text:p>8.56523558562616</text:p>
          </table:table-cell>
          <table:table-cell office:value-type="float" office:value="1.00982483084644" calcext:value-type="float">
            <text:p>1.00982483084644</text:p>
          </table:table-cell>
          <table:table-cell table:number-columns-repeated="1018"/>
        </table:table-row>
        <table:table-row table:style-name="ro1">
          <table:table-cell office:value-type="float" office:value="23.2621391180386" calcext:value-type="float">
            <text:p>23.2621391180386</text:p>
          </table:table-cell>
          <table:table-cell office:value-type="float" office:value="44.573157432756" calcext:value-type="float">
            <text:p>44.573157432756</text:p>
          </table:table-cell>
          <table:table-cell office:value-type="float" office:value="251.001220703125" calcext:value-type="float">
            <text:p>251.001220703125</text:p>
          </table:table-cell>
          <table:table-cell office:value-type="float" office:value="6.60818620246229" calcext:value-type="float">
            <text:p>6.60818620246229</text:p>
          </table:table-cell>
          <table:table-cell office:value-type="float" office:value="5.96977439395502" calcext:value-type="float">
            <text:p>5.96977439395502</text:p>
          </table:table-cell>
          <table:table-cell office:value-type="float" office:value="1.38892494141877" calcext:value-type="float">
            <text:p>1.38892494141877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51.000244140625" calcext:value-type="float">
            <text:p>251.000244140625</text:p>
          </table:table-cell>
          <table:table-cell table:number-columns-repeated="2" office:value-type="float" office:value="8.63552952931447" calcext:value-type="float">
            <text:p>8.63552952931447</text:p>
          </table:table-cell>
          <table:table-cell office:value-type="float" office:value="0.92725496256643" calcext:value-type="float">
            <text:p>0.92725496256643</text:p>
          </table:table-cell>
          <table:table-cell table:number-columns-repeated="1018"/>
        </table:table-row>
        <table:table-row table:style-name="ro1">
          <table:table-cell office:value-type="float" office:value="1.33689742166134" calcext:value-type="float">
            <text:p>1.33689742166134</text:p>
          </table:table-cell>
          <table:table-cell office:value-type="float" office:value="1.18205209590471" calcext:value-type="float">
            <text:p>1.18205209590471</text:p>
          </table:table-cell>
          <table:table-cell office:value-type="float" office:value="361.46240234375" calcext:value-type="float">
            <text:p>361.46240234375</text:p>
          </table:table-cell>
          <table:table-cell table:number-columns-repeated="2" office:value-type="float" office:value="5.37461133337717" calcext:value-type="float">
            <text:p>5.37461133337717</text:p>
          </table:table-cell>
          <table:table-cell office:value-type="float" office:value="0.980507085150637" calcext:value-type="float">
            <text:p>0.980507085150637</text:p>
          </table:table-cell>
          <table:table-cell table:number-columns-repeated="1018"/>
        </table:table-row>
        <table:table-row table:style-name="ro1">
          <table:table-cell office:value-type="float" office:value="1.38586290214999" calcext:value-type="float">
            <text:p>1.38586290214999</text:p>
          </table:table-cell>
          <table:table-cell office:value-type="float" office:value="1.4338424319513" calcext:value-type="float">
            <text:p>1.4338424319513</text:p>
          </table:table-cell>
          <table:table-cell office:value-type="float" office:value="192.181640625" calcext:value-type="float">
            <text:p>192.181640625</text:p>
          </table:table-cell>
          <table:table-cell office:value-type="float" office:value="5.37813227166637" calcext:value-type="float">
            <text:p>5.37813227166637</text:p>
          </table:table-cell>
          <table:table-cell office:value-type="float" office:value="5.2468029639404" calcext:value-type="float">
            <text:p>5.2468029639404</text:p>
          </table:table-cell>
          <table:table-cell office:value-type="float" office:value="1.09690560310124" calcext:value-type="float">
            <text:p>1.09690560310124</text:p>
          </table:table-cell>
          <table:table-cell table:number-columns-repeated="1018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255.800048828125" calcext:value-type="float">
            <text:p>255.800048828125</text:p>
          </table:table-cell>
          <table:table-cell office:value-type="float" office:value="7.75835008650961" calcext:value-type="float">
            <text:p>7.75835008650961</text:p>
          </table:table-cell>
          <table:table-cell office:value-type="float" office:value="7.52611689669158" calcext:value-type="float">
            <text:p>7.52611689669158</text:p>
          </table:table-cell>
          <table:table-cell office:value-type="float" office:value="1.11870253243626" calcext:value-type="float">
            <text:p>1.11870253243626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0.353882553083" calcext:value-type="float">
            <text:p>30.353882553083</text:p>
          </table:table-cell>
          <table:table-cell office:value-type="float" office:value="39.0656838394193" calcext:value-type="float">
            <text:p>39.0656838394193</text:p>
          </table:table-cell>
          <table:table-cell office:value-type="float" office:value="240.380615234375" calcext:value-type="float">
            <text:p>240.380615234375</text:p>
          </table:table-cell>
          <table:table-cell office:value-type="float" office:value="5.0944841873707" calcext:value-type="float">
            <text:p>5.0944841873707</text:p>
          </table:table-cell>
          <table:table-cell office:value-type="float" office:value="5.01329121009859" calcext:value-type="float">
            <text:p>5.01329121009859</text:p>
          </table:table-cell>
          <table:table-cell office:value-type="float" office:value="1.0633628199407" calcext:value-type="float">
            <text:p>1.0633628199407</text:p>
          </table:table-cell>
          <table:table-cell table:number-columns-repeated="1018"/>
        </table:table-row>
        <table:table-row table:style-name="ro1">
          <table:table-cell office:value-type="float" office:value="23.2621391180386" calcext:value-type="float">
            <text:p>23.2621391180386</text:p>
          </table:table-cell>
          <table:table-cell office:value-type="float" office:value="44.573157432756" calcext:value-type="float">
            <text:p>44.573157432756</text:p>
          </table:table-cell>
          <table:table-cell office:value-type="float" office:value="504.40625" calcext:value-type="float">
            <text:p>504.40625</text:p>
          </table:table-cell>
          <table:table-cell table:number-columns-repeated="2" office:value-type="float" office:value="5.14174402725868" calcext:value-type="float">
            <text:p>5.14174402725868</text:p>
          </table:table-cell>
          <table:table-cell office:value-type="float" office:value="0.853623482314273" calcext:value-type="float">
            <text:p>0.853623482314273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40.38037109375" calcext:value-type="float">
            <text:p>240.38037109375</text:p>
          </table:table-cell>
          <table:table-cell office:value-type="float" office:value="5.12293700616967" calcext:value-type="float">
            <text:p>5.12293700616967</text:p>
          </table:table-cell>
          <table:table-cell office:value-type="float" office:value="5.05902937095877" calcext:value-type="float">
            <text:p>5.05902937095877</text:p>
          </table:table-cell>
          <table:table-cell office:value-type="float" office:value="1.04964686774803" calcext:value-type="float">
            <text:p>1.04964686774803</text:p>
          </table:table-cell>
          <table:table-cell table:number-columns-repeated="1018"/>
        </table:table-row>
        <table:table-row table:style-name="ro1">
          <table:table-cell office:value-type="float" office:value="1.33689742166134" calcext:value-type="float">
            <text:p>1.33689742166134</text:p>
          </table:table-cell>
          <table:table-cell office:value-type="float" office:value="1.18205209590471" calcext:value-type="float">
            <text:p>1.18205209590471</text:p>
          </table:table-cell>
          <table:table-cell office:value-type="float" office:value="361.46240234375" calcext:value-type="float">
            <text:p>361.46240234375</text:p>
          </table:table-cell>
          <table:table-cell table:number-columns-repeated="2" office:value-type="float" office:value="5.37474337381553" calcext:value-type="float">
            <text:p>5.37474337381553</text:p>
          </table:table-cell>
          <table:table-cell office:value-type="float" office:value="0.980404887898365" calcext:value-type="float">
            <text:p>0.980404887898365</text:p>
          </table:table-cell>
          <table:table-cell table:number-columns-repeated="1018"/>
        </table:table-row>
        <table:table-row table:style-name="ro1">
          <table:table-cell office:value-type="float" office:value="1.38586290214999" calcext:value-type="float">
            <text:p>1.38586290214999</text:p>
          </table:table-cell>
          <table:table-cell office:value-type="float" office:value="1.4338424319513" calcext:value-type="float">
            <text:p>1.4338424319513</text:p>
          </table:table-cell>
          <table:table-cell office:value-type="float" office:value="192.181640625" calcext:value-type="float">
            <text:p>192.181640625</text:p>
          </table:table-cell>
          <table:table-cell office:value-type="float" office:value="5.37807431409806" calcext:value-type="float">
            <text:p>5.37807431409806</text:p>
          </table:table-cell>
          <table:table-cell office:value-type="float" office:value="5.24693983802578" calcext:value-type="float">
            <text:p>5.24693983802578</text:p>
          </table:table-cell>
          <table:table-cell office:value-type="float" office:value="1.09676345362907" calcext:value-type="float">
            <text:p>1.09676345362907</text:p>
          </table:table-cell>
          <table:table-cell table:number-columns-repeated="1018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255.800048828125" calcext:value-type="float">
            <text:p>255.800048828125</text:p>
          </table:table-cell>
          <table:table-cell office:value-type="float" office:value="7.66283387307045" calcext:value-type="float">
            <text:p>7.66283387307045</text:p>
          </table:table-cell>
          <table:table-cell office:value-type="float" office:value="7.44598197311122" calcext:value-type="float">
            <text:p>7.44598197311122</text:p>
          </table:table-cell>
          <table:table-cell office:value-type="float" office:value="1.11224206849578" calcext:value-type="float">
            <text:p>1.11224206849578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0.353882553083" calcext:value-type="float">
            <text:p>30.353882553083</text:p>
          </table:table-cell>
          <table:table-cell office:value-type="float" office:value="39.0656838394193" calcext:value-type="float">
            <text:p>39.0656838394193</text:p>
          </table:table-cell>
          <table:table-cell office:value-type="float" office:value="251.00048828125" calcext:value-type="float">
            <text:p>251.00048828125</text:p>
          </table:table-cell>
          <table:table-cell table:number-columns-repeated="2" office:value-type="float" office:value="8.54248316635287" calcext:value-type="float">
            <text:p>8.54248316635287</text:p>
          </table:table-cell>
          <table:table-cell office:value-type="float" office:value="0.993940430426569" calcext:value-type="float">
            <text:p>0.993940430426569</text:p>
          </table:table-cell>
          <table:table-cell table:number-columns-repeated="1018"/>
        </table:table-row>
        <table:table-row table:style-name="ro1">
          <table:table-cell office:value-type="float" office:value="23.2621391180386" calcext:value-type="float">
            <text:p>23.2621391180386</text:p>
          </table:table-cell>
          <table:table-cell office:value-type="float" office:value="44.573157432756" calcext:value-type="float">
            <text:p>44.573157432756</text:p>
          </table:table-cell>
          <table:table-cell office:value-type="float" office:value="251.00146484375" calcext:value-type="float">
            <text:p>251.00146484375</text:p>
          </table:table-cell>
          <table:table-cell office:value-type="float" office:value="6.61128816683159" calcext:value-type="float">
            <text:p>6.61128816683159</text:p>
          </table:table-cell>
          <table:table-cell office:value-type="float" office:value="6.00728205732402" calcext:value-type="float">
            <text:p>6.00728205732402</text:p>
          </table:table-cell>
          <table:table-cell office:value-type="float" office:value="1.36685418136955" calcext:value-type="float">
            <text:p>1.36685418136955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51.000244140625" calcext:value-type="float">
            <text:p>251.000244140625</text:p>
          </table:table-cell>
          <table:table-cell table:number-columns-repeated="2" office:value-type="float" office:value="8.58384322222889" calcext:value-type="float">
            <text:p>8.58384322222889</text:p>
          </table:table-cell>
          <table:table-cell office:value-type="float" office:value="0.915250618212153" calcext:value-type="float">
            <text:p>0.915250618212153</text:p>
          </table:table-cell>
          <table:table-cell table:number-columns-repeated="1018"/>
        </table:table-row>
        <table:table-row table:style-name="ro1">
          <table:table-cell office:value-type="float" office:value="1.33689742166134" calcext:value-type="float">
            <text:p>1.33689742166134</text:p>
          </table:table-cell>
          <table:table-cell office:value-type="float" office:value="1.18205209590471" calcext:value-type="float">
            <text:p>1.18205209590471</text:p>
          </table:table-cell>
          <table:table-cell office:value-type="float" office:value="361.46240234375" calcext:value-type="float">
            <text:p>361.46240234375</text:p>
          </table:table-cell>
          <table:table-cell table:number-columns-repeated="2" office:value-type="float" office:value="5.37455274599327" calcext:value-type="float">
            <text:p>5.37455274599327</text:p>
          </table:table-cell>
          <table:table-cell office:value-type="float" office:value="0.980384353320356" calcext:value-type="float">
            <text:p>0.980384353320356</text:p>
          </table:table-cell>
          <table:table-cell table:number-columns-repeated="1018"/>
        </table:table-row>
        <table:table-row table:style-name="ro1">
          <table:table-cell office:value-type="float" office:value="1.38586290214999" calcext:value-type="float">
            <text:p>1.38586290214999</text:p>
          </table:table-cell>
          <table:table-cell office:value-type="float" office:value="1.4338424319513" calcext:value-type="float">
            <text:p>1.4338424319513</text:p>
          </table:table-cell>
          <table:table-cell office:value-type="float" office:value="192.181640625" calcext:value-type="float">
            <text:p>192.181640625</text:p>
          </table:table-cell>
          <table:table-cell office:value-type="float" office:value="5.37822503412609" calcext:value-type="float">
            <text:p>5.37822503412609</text:p>
          </table:table-cell>
          <table:table-cell office:value-type="float" office:value="5.24637766194266" calcext:value-type="float">
            <text:p>5.24637766194266</text:p>
          </table:table-cell>
          <table:table-cell office:value-type="float" office:value="1.09728467332877" calcext:value-type="float">
            <text:p>1.09728467332877</text:p>
          </table:table-cell>
          <table:table-cell table:number-columns-repeated="1018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110.78271484375" calcext:value-type="float">
            <text:p>110.78271484375</text:p>
          </table:table-cell>
          <table:table-cell office:value-type="float" office:value="5.39310165754925" calcext:value-type="float">
            <text:p>5.39310165754925</text:p>
          </table:table-cell>
          <table:table-cell office:value-type="float" office:value="5.33844007093851" calcext:value-type="float">
            <text:p>5.33844007093851</text:p>
          </table:table-cell>
          <table:table-cell office:value-type="float" office:value="1.04036829093975" calcext:value-type="float">
            <text:p>1.04036829093975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0.353882553083" calcext:value-type="float">
            <text:p>30.353882553083</text:p>
          </table:table-cell>
          <table:table-cell office:value-type="float" office:value="39.0656838394193" calcext:value-type="float">
            <text:p>39.0656838394193</text:p>
          </table:table-cell>
          <table:table-cell office:value-type="float" office:value="240.380615234375" calcext:value-type="float">
            <text:p>240.380615234375</text:p>
          </table:table-cell>
          <table:table-cell office:value-type="float" office:value="5.09448733916831" calcext:value-type="float">
            <text:p>5.09448733916831</text:p>
          </table:table-cell>
          <table:table-cell office:value-type="float" office:value="5.01330454880418" calcext:value-type="float">
            <text:p>5.01330454880418</text:p>
          </table:table-cell>
          <table:table-cell office:value-type="float" office:value="1.06335486537759" calcext:value-type="float">
            <text:p>1.06335486537759</text:p>
          </table:table-cell>
          <table:table-cell table:number-columns-repeated="1018"/>
        </table:table-row>
        <table:table-row table:style-name="ro1">
          <table:table-cell office:value-type="float" office:value="23.2621391180386" calcext:value-type="float">
            <text:p>23.2621391180386</text:p>
          </table:table-cell>
          <table:table-cell office:value-type="float" office:value="44.573157432756" calcext:value-type="float">
            <text:p>44.573157432756</text:p>
          </table:table-cell>
          <table:table-cell office:value-type="float" office:value="504.40625" calcext:value-type="float">
            <text:p>504.40625</text:p>
          </table:table-cell>
          <table:table-cell table:number-columns-repeated="2" office:value-type="float" office:value="5.14174388958766" calcext:value-type="float">
            <text:p>5.14174388958766</text:p>
          </table:table-cell>
          <table:table-cell office:value-type="float" office:value="0.853623689472587" calcext:value-type="float">
            <text:p>0.853623689472587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40.38037109375" calcext:value-type="float">
            <text:p>240.38037109375</text:p>
          </table:table-cell>
          <table:table-cell office:value-type="float" office:value="5.12294021933929" calcext:value-type="float">
            <text:p>5.12294021933929</text:p>
          </table:table-cell>
          <table:table-cell office:value-type="float" office:value="5.05903946209483" calcext:value-type="float">
            <text:p>5.05903946209483</text:p>
          </table:table-cell>
          <table:table-cell office:value-type="float" office:value="1.04964151470396" calcext:value-type="float">
            <text:p>1.04964151470396</text:p>
          </table:table-cell>
          <table:table-cell table:number-columns-repeated="1018"/>
        </table:table-row>
        <table:table-row table:style-name="ro1">
          <table:table-cell office:value-type="float" office:value="1.33689742166134" calcext:value-type="float">
            <text:p>1.33689742166134</text:p>
          </table:table-cell>
          <table:table-cell office:value-type="float" office:value="1.18205209590471" calcext:value-type="float">
            <text:p>1.18205209590471</text:p>
          </table:table-cell>
          <table:table-cell office:value-type="float" office:value="361.46240234375" calcext:value-type="float">
            <text:p>361.46240234375</text:p>
          </table:table-cell>
          <table:table-cell table:number-columns-repeated="2" office:value-type="float" office:value="5.37474258351241" calcext:value-type="float">
            <text:p>5.37474258351241</text:p>
          </table:table-cell>
          <table:table-cell office:value-type="float" office:value="0.980405456708412" calcext:value-type="float">
            <text:p>0.980405456708412</text:p>
          </table:table-cell>
          <table:table-cell table:number-columns-repeated="1018"/>
        </table:table-row>
        <table:table-row table:style-name="ro1">
          <table:table-cell office:value-type="float" office:value="1.38586290214999" calcext:value-type="float">
            <text:p>1.38586290214999</text:p>
          </table:table-cell>
          <table:table-cell office:value-type="float" office:value="1.4338424319513" calcext:value-type="float">
            <text:p>1.4338424319513</text:p>
          </table:table-cell>
          <table:table-cell office:value-type="float" office:value="192.181640625" calcext:value-type="float">
            <text:p>192.181640625</text:p>
          </table:table-cell>
          <table:table-cell office:value-type="float" office:value="5.37807466099198" calcext:value-type="float">
            <text:p>5.37807466099198</text:p>
          </table:table-cell>
          <table:table-cell office:value-type="float" office:value="5.24693907469491" calcext:value-type="float">
            <text:p>5.24693907469491</text:p>
          </table:table-cell>
          <table:table-cell office:value-type="float" office:value="1.09676426336191" calcext:value-type="float">
            <text:p>1.09676426336191</text:p>
          </table:table-cell>
          <table:table-cell table:number-columns-repeated="1018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255.800048828125" calcext:value-type="float">
            <text:p>255.800048828125</text:p>
          </table:table-cell>
          <table:table-cell office:value-type="float" office:value="7.66340113769769" calcext:value-type="float">
            <text:p>7.66340113769769</text:p>
          </table:table-cell>
          <table:table-cell office:value-type="float" office:value="7.44657621957338" calcext:value-type="float">
            <text:p>7.44657621957338</text:p>
          </table:table-cell>
          <table:table-cell office:value-type="float" office:value="1.11221986951325" calcext:value-type="float">
            <text:p>1.11221986951325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4">
      <number:minutes number:style="long"/>
      <number:text>:</number:text>
      <number:seconds number:style="long"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time-style style:name="N112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2-23T14:40:02</meta:creation-date>
    <dc:date>2023-02-23T20:24:13.947410212</dc:date>
    <meta:generator>LibreOffice/7.3.7.2$Linux_X86_64 LibreOffice_project/30$Build-2</meta:generator>
    <meta:editing-duration>PT1M41S</meta:editing-duration>
    <meta:editing-cycles>1</meta:editing-cycles>
    <meta:document-statistic meta:table-count="1" meta:cell-count="168" meta:object-count="0"/>
    <meta:user-defined meta:name="AppVersion">3.1</meta:user-defined>
  </office:meta>
</office:document-meta>
</file>